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1.961cm" fo:min-width="1.711cm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width="0.106cm" draw:marker-start-width="0.358cm" draw:marker-end-width="0.358cm" draw:fill-color="#ffffff" draw:opacity="0%" draw:textarea-horizontal-align="justify" draw:textarea-vertical-align="middle" draw:auto-grow-height="false" fo:min-height="18.188cm" fo:min-width="10.191cm" fo:padding-top="0.177cm" fo:padding-bottom="0.177cm" fo:padding-left="0.302cm" fo:padding-right="0.30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width="0.106cm" draw:marker-start-width="0.358cm" draw:marker-end-width="0.358cm" draw:opacity="0%" draw:textarea-horizontal-align="justify" draw:textarea-vertical-align="middle" draw:auto-grow-height="false" fo:min-height="8.474cm" fo:min-width="3.97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0.813cm" fo:min-width="0.832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589cm"/>
    </style:style>
    <style:style style:name="gr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16cm" fo:min-width="1.91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2a6099" draw:marker-start-width="0.359cm" draw:marker-end-width="0.359cm" draw:opacity="0%" draw:textarea-horizontal-align="justify" draw:textarea-vertical-align="middle" draw:auto-grow-height="false" fo:min-height="2.698cm" fo:min-width="2.808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solid" svg:stroke-width="0.106cm" draw:marker-start-width="0.359cm" draw:marker-end-width="0.359cm" draw:opacity="0%" draw:textarea-horizontal-align="justify" draw:textarea-vertical-align="middle" draw:auto-grow-height="false" fo:min-height="1.427cm" fo:min-width="1.258cm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6cm" draw:marker-start-width="0.359cm" draw:marker-end-width="0.359cm" draw:opacity="0%" draw:textarea-horizontal-align="justify" draw:textarea-vertical-align="middle" draw:auto-grow-height="false" fo:min-height="1.481cm" fo:min-width="1.391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2a6099" draw:marker-start-width="0.359cm" draw:marker-end-width="0.359cm" draw:opacity="0%" draw:textarea-horizontal-align="justify" draw:textarea-vertical-align="middle" draw:auto-grow-height="false" fo:min-height="3.058cm" fo:min-width="3.077cm" fo:padding-top="0.178cm" fo:padding-bottom="0.178cm" fo:padding-left="0.303cm" fo:padding-right="0.303cm"/>
    </style:style>
    <style:style style:name="gr15" style:family="graphic" style:parent-style-name="objectwithoutfill">
      <style:graphic-properties draw:stroke="dash" draw:stroke-dash="Fine_20_Dashed"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solid" svg:stroke-width="0.106cm" draw:marker-start-width="0.359cm" draw:marker-end-width="0.359cm" draw:opacity="0%" draw:textarea-horizontal-align="justify" draw:textarea-vertical-align="middle" draw:auto-grow-height="false" fo:min-height="1.321cm" fo:min-width="1.152cm" fo:padding-top="0.178cm" fo:padding-bottom="0.178cm" fo:padding-left="0.303cm" fo:padding-right="0.303cm"/>
    </style:style>
    <style:style style:name="gr17" style:family="graphic" style:parent-style-name="standard">
      <style:graphic-properties draw:opacity="100%" draw:textarea-horizontal-align="justify" draw:textarea-vertical-align="middle" draw:auto-grow-height="false" fo:min-height="1.338cm" fo:min-width="1.66cm"/>
    </style:style>
    <style:style style:name="gr18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518cm" fo:min-width="2.2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147cm" fo:min-width="2.897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fo:min-height="2.134cm"/>
    </style:style>
    <style:style style:name="gr2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8cm" fo:min-width="1.55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fo:min-height="3.556cm"/>
    </style:style>
    <style:style style:name="gr2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16cm" fo:min-width="1.999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069cm" fo:min-width="1.908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889cm" fo:min-width="1.908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058cm" fo:min-width="2.808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878cm" fo:min-width="2.808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fo:min-height="0.766cm"/>
    </style:style>
    <style:style style:name="gr2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339cm" fo:min-width="2.258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429cm" fo:min-width="2.436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21cm" fo:min-width="1.19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249cm" fo:min-width="2.0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609cm" fo:min-width="2.436cm" fo:padding-top="0.178cm" fo:padding-bottom="0.178cm" fo:padding-left="0.303cm" fo:padding-right="0.303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xml:id="id3" draw:id="id3" draw:layer="layout" svg:width="3.175cm" svg:height="3.883cm" svg:x="0.11cm" svg:y="6.588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427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28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65cm 6.0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73cm" svg:y="7.096cm">
            <draw:text-box>
              <text:p><text:span text:style-name="T1">Iphone</text:span></text:p>
            </draw:text-box>
          </draw:frame>
        </draw:g>
        <draw:custom-shape draw:style-name="gr7" draw:text-style-name="P4" xml:id="id1" draw:id="id1" draw:layer="layout" svg:width="3.556cm" svg:height="3.556cm" svg:x="11.414cm" svg:y="4.429cm">
          <text:p text:style-name="P3">Calculate </text:p>
          <text:p text:style-name="P3">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" draw:id="id2" draw:layer="layout" svg:width="4.826cm" svg:height="4.318cm" svg:x="5.572cm" svg:y="7.35cm">
          <text:p text:style-name="P3">Return Result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921cm" svg:height="1.673cm" svg:x="0.292cm" svg:y="4.937cm">
          <draw:text-box>
            <text:p text:style-name="P3">New single</text:p>
          </draw:text-box>
        </draw:frame>
        <draw:custom-shape draw:style-name="gr10" draw:text-style-name="P4" xml:id="id5" draw:id="id5" draw:layer="layout" svg:width="2.794cm" svg:height="2.667cm" svg:x="18.399cm" svg:y="8.747cm">
          <text:p text:style-name="P3"><text:span text:style-name="T1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xml:id="id4" draw:id="id4" draw:layer="layout" svg:width="3.175cm" svg:height="2.921cm" svg:x="17.637cm" svg:y="11.668cm">
          <text:p text:style-name="P3"><text:span text:style-name="T1">Ride</text:span></text:p>
          <text:p text:style-name="P3"><text:span text:style-name="T1">Services</text:span></text:p>
          <text:p text:style-name="P3"><text:span text:style-name="T1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2" draw:text-style-name="P7" draw:layer="layout" draw:type="line" svg:x1="11.414cm" svg:y1="6.207cm" svg:x2="10.398cm" svg:y2="9.509cm" draw:start-shape="id1" draw:start-glue-point="6" draw:end-shape="id2" draw:end-glue-point="10" svg:d="M11414 6207l-1016 3302" svg:viewBox="0 0 1017 3303">
          <text:p/>
        </draw:connector>
        <draw:connector draw:style-name="gr13" draw:text-style-name="P7" draw:layer="layout" draw:type="line" svg:x1="3.286cm" svg:y1="8.53cm" svg:x2="5.572cm" svg:y2="9.509cm" draw:start-shape="id3" draw:start-glue-point="1" draw:end-shape="id2" draw:end-glue-point="6" svg:d="M3286 8530l2286 979" svg:viewBox="0 0 2287 980">
          <text:p/>
        </draw:connector>
        <draw:connector draw:style-name="gr12" draw:text-style-name="P7" draw:layer="layout" draw:type="line" svg:x1="17.637cm" svg:y1="13.129cm" svg:x2="9.692cm" svg:y2="11.036cm" draw:start-shape="id4" draw:start-glue-point="5" draw:end-shape="id2" draw:end-glue-point="9" svg:d="M17637 13129l-7945-2093" svg:viewBox="0 0 7946 2094">
          <text:p/>
        </draw:connector>
        <draw:connector draw:style-name="gr12" draw:text-style-name="P7" draw:layer="layout" draw:type="line" svg:x1="18.399cm" svg:y1="10.081cm" svg:x2="10.398cm" svg:y2="9.509cm" draw:start-shape="id5" draw:start-glue-point="5" draw:end-shape="id2" draw:end-glue-point="10" svg:d="M18399 10081l-8001-572" svg:viewBox="0 0 8002 573">
          <text:p/>
        </draw:connector>
        <draw:custom-shape draw:style-name="gr14" draw:text-style-name="P4" xml:id="id6" draw:id="id6" draw:layer="layout" svg:width="5.207cm" svg:height="4.826cm" svg:x="9.509cm" svg:y="13.192cm"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985cm" svg:y1="11.668cm" svg:x2="12.113cm" svg:y2="13.192cm" draw:start-shape="id2" draw:start-glue-point="8" draw:end-shape="id6" draw:end-glue-point="4" svg:d="M7985 11668l4128 1524" svg:viewBox="0 0 4129 1525">
          <text:p/>
        </draw:connector>
      </draw:page>
      <draw:page draw:name="page2" draw:style-name="dp1" draw:master-page-name="Default">
        <draw:path draw:style-name="gr1" draw:text-style-name="P1" xml:id="id10" draw:id="id10" draw:layer="layout" svg:width="3.175cm" svg:height="3.883cm" svg:x="0.11cm" svg:y="6.588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427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28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65cm 6.0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73cm" svg:y="7.096cm">
            <draw:text-box>
              <text:p><text:span text:style-name="T1">Iphone</text:span></text:p>
            </draw:text-box>
          </draw:frame>
        </draw:g>
        <draw:custom-shape draw:style-name="gr7" draw:text-style-name="P4" xml:id="id8" draw:id="id8" draw:layer="layout" svg:width="3.556cm" svg:height="3.556cm" svg:x="11.414cm" svg:y="4.429cm">
          <text:p text:style-name="P3">Calculate </text:p>
          <text:p text:style-name="P3">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" draw:id="id9" draw:layer="layout" svg:width="4.826cm" svg:height="4.318cm" svg:x="5.572cm" svg:y="7.35cm">
          <text:p text:style-name="P3">Return Result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921cm" svg:height="1.673cm" svg:x="0.292cm" svg:y="4.937cm">
          <draw:text-box>
            <text:p text:style-name="P3">Return single</text:p>
          </draw:text-box>
        </draw:frame>
        <draw:custom-shape draw:style-name="gr16" draw:text-style-name="P4" xml:id="id12" draw:id="id12" draw:layer="layout" svg:width="2.794cm" svg:height="2.667cm" svg:x="18.399cm" svg:y="8.747cm">
          <text:p text:style-name="P3"><text:span text:style-name="T1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xml:id="id11" draw:id="id11" draw:layer="layout" svg:width="3.175cm" svg:height="2.921cm" svg:x="17.637cm" svg:y="11.668cm">
          <text:p text:style-name="P3"><text:span text:style-name="T1">Ride</text:span></text:p>
          <text:p text:style-name="P3"><text:span text:style-name="T1">Services</text:span></text:p>
          <text:p text:style-name="P3"><text:span text:style-name="T1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2" draw:text-style-name="P7" draw:layer="layout" draw:type="line" svg:x1="7.096cm" svg:y1="5.572cm" svg:x2="11.934cm" svg:y2="4.949cm" draw:start-shape="id7" draw:start-glue-point="8" draw:end-shape="id8" draw:end-glue-point="5" svg:d="M7096 5572l4838-623" svg:viewBox="0 0 4839 624">
          <text:p/>
        </draw:connector>
        <draw:custom-shape draw:style-name="gr17" draw:text-style-name="P8" xml:id="id7" draw:id="id7" draw:layer="layout" svg:width="2.159cm" svg:height="2.54cm" svg:x="4.937cm" svg:y="4.302cm">
          <text:p text:style-name="P3">User</text:p>
          <text:p text:style-name="P3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7" draw:layer="layout" draw:type="line" svg:x1="11.414cm" svg:y1="6.207cm" svg:x2="10.398cm" svg:y2="9.509cm" draw:start-shape="id8" draw:start-glue-point="6" draw:end-shape="id9" draw:end-glue-point="10" svg:d="M11414 6207l-1016 3302" svg:viewBox="0 0 1017 3303">
          <text:p/>
        </draw:connector>
        <draw:connector draw:style-name="gr13" draw:text-style-name="P7" draw:layer="layout" draw:type="line" svg:x1="3.286cm" svg:y1="8.53cm" svg:x2="5.572cm" svg:y2="9.509cm" draw:start-shape="id10" draw:start-glue-point="1" draw:end-shape="id9" draw:end-glue-point="6" svg:d="M3286 8530l2286 979" svg:viewBox="0 0 2287 980">
          <text:p/>
        </draw:connector>
        <draw:connector draw:style-name="gr12" draw:text-style-name="P7" draw:layer="layout" draw:type="line" svg:x1="17.637cm" svg:y1="13.129cm" svg:x2="9.692cm" svg:y2="11.036cm" draw:start-shape="id11" draw:start-glue-point="5" draw:end-shape="id9" draw:end-glue-point="9" svg:d="M17637 13129l-7945-2093" svg:viewBox="0 0 7946 2094">
          <text:p/>
        </draw:connector>
        <draw:connector draw:style-name="gr12" draw:text-style-name="P7" draw:layer="layout" draw:type="line" svg:x1="18.399cm" svg:y1="10.081cm" svg:x2="10.398cm" svg:y2="9.509cm" draw:start-shape="id12" draw:start-glue-point="5" draw:end-shape="id9" draw:end-glue-point="10" svg:d="M18399 10081l-8001-572" svg:viewBox="0 0 8002 573">
          <text:p/>
        </draw:connector>
        <draw:custom-shape draw:style-name="gr14" draw:text-style-name="P4" xml:id="id13" draw:id="id13" draw:layer="layout" svg:width="5.207cm" svg:height="4.826cm" svg:x="9.509cm" svg:y="13.192cm"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985cm" svg:y1="11.668cm" svg:x2="12.113cm" svg:y2="13.192cm" draw:start-shape="id9" draw:start-glue-point="8" draw:end-shape="id13" draw:end-glue-point="4" svg:d="M7985 11668l4128 1524" svg:viewBox="0 0 4129 1525">
          <text:p/>
        </draw:connector>
      </draw:page>
      <draw:page draw:name="page3" draw:style-name="dp1" draw:master-page-name="Default">
        <draw:path draw:style-name="gr1" draw:text-style-name="P1" xml:id="id16" draw:id="id16" draw:layer="layout" svg:width="3.175cm" svg:height="3.883cm" svg:x="0.11cm" svg:y="6.588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427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28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65cm 6.0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73cm" svg:y="7.096cm">
            <draw:text-box>
              <text:p><text:span text:style-name="T1">Iphone</text:span></text:p>
            </draw:text-box>
          </draw:frame>
        </draw:g>
        <draw:custom-shape draw:style-name="gr18" draw:text-style-name="P4" xml:id="id15" draw:id="id15" draw:layer="layout" svg:width="4.064cm" svg:height="4.064cm" svg:x="5.191cm" svg:y="11.033cm">
          <text:p text:style-name="P3">Calculate 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17" draw:id="id17" draw:layer="layout" svg:width="4.953cm" svg:height="4.953cm" svg:x="9.763cm" svg:y="6.842cm">
          <text:p text:style-name="P3">Return Resul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3.121cm" svg:height="2.384cm" svg:x="0.165cm" svg:y="4.966cm">
          <draw:text-box>
            <text:p text:style-name="P3">Return Multiple*</text:p>
          </draw:text-box>
        </draw:frame>
        <draw:custom-shape draw:style-name="gr16" draw:text-style-name="P4" xml:id="id19" draw:id="id19" draw:layer="layout" svg:width="2.794cm" svg:height="2.667cm" svg:x="18.399cm" svg:y="8.747cm">
          <text:p text:style-name="P3"><text:span text:style-name="T1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xml:id="id20" draw:id="id20" draw:layer="layout" svg:width="3.175cm" svg:height="2.921cm" svg:x="18.091cm" svg:y="11.668cm">
          <text:p text:style-name="P3"><text:span text:style-name="T1">Ride</text:span></text:p>
          <text:p text:style-name="P3"><text:span text:style-name="T1">Services</text:span></text:p>
          <text:p text:style-name="P3"><text:span text:style-name="T1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4" xml:id="id14" draw:id="id14" draw:layer="layout" svg:width="3.048cm" svg:height="3.048cm" svg:x="5.191cm" svg:y="5.826cm">
          <text:p text:style-name="P3">Select</text:p>
          <text:p text:style-name="P3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3.159cm" svg:height="3.806cm" svg:x="0.619cm" svg:y="12.557cm">
          <draw:text-box>
            <text:p>*Multiple Stored Users</text:p>
            <text:p/>
          </draw:text-box>
        </draw:frame>
        <draw:connector draw:style-name="gr13" draw:text-style-name="P7" draw:layer="layout" draw:type="line" svg:x1="6.715cm" svg:y1="8.874cm" svg:x2="7.223cm" svg:y2="11.033cm" draw:start-shape="id14" draw:start-glue-point="8" draw:end-shape="id15" draw:end-glue-point="4" svg:d="M6715 8874l508 2159" svg:viewBox="0 0 509 2160">
          <text:p/>
        </draw:connector>
        <draw:connector draw:style-name="gr13" draw:text-style-name="P7" draw:layer="layout" draw:type="line" svg:x1="3.286cm" svg:y1="8.53cm" svg:x2="5.191cm" svg:y2="7.35cm" draw:start-shape="id16" draw:start-glue-point="1" draw:end-shape="id14" draw:end-glue-point="6" svg:d="M3286 8530l1905-1180" svg:viewBox="0 0 1906 1181">
          <text:p/>
        </draw:connector>
        <draw:custom-shape draw:style-name="gr23" draw:text-style-name="P4" xml:id="id18" draw:id="id18" draw:layer="layout" svg:width="3.683cm" svg:height="3.556cm" svg:x="10.652cm" svg:y="14.081cm"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9.255cm" svg:y1="13.065cm" svg:x2="10.488cm" svg:y2="11.07cm" draw:start-shape="id15" draw:start-glue-point="10" draw:end-shape="id17" draw:end-glue-point="7" svg:d="M9255 13065l1233-1995" svg:viewBox="0 0 1234 1996">
          <text:p/>
        </draw:connector>
        <draw:connector draw:style-name="gr12" draw:text-style-name="P7" draw:layer="layout" draw:type="line" svg:x1="12.24cm" svg:y1="11.795cm" svg:x2="12.493cm" svg:y2="14.081cm" draw:start-shape="id17" draw:start-glue-point="8" draw:end-shape="id18" draw:end-glue-point="4" svg:d="M12240 11795l253 2286" svg:viewBox="0 0 254 2287">
          <text:p/>
        </draw:connector>
        <draw:connector draw:style-name="gr12" draw:text-style-name="P7" draw:layer="layout" draw:type="line" svg:x1="14.716cm" svg:y1="9.319cm" svg:x2="18.399cm" svg:y2="10.081cm" draw:start-shape="id17" draw:start-glue-point="10" draw:end-shape="id19" draw:end-glue-point="5" svg:d="M14716 9319l3683 762" svg:viewBox="0 0 3684 763">
          <text:p/>
        </draw:connector>
        <draw:connector draw:style-name="gr12" draw:text-style-name="P7" draw:layer="layout" draw:type="line" svg:x1="13.991cm" svg:y1="11.07cm" svg:x2="18.091cm" svg:y2="13.129cm" draw:start-shape="id17" draw:start-glue-point="9" draw:end-shape="id20" draw:end-glue-point="5" svg:d="M13991 11070l4100 2059" svg:viewBox="0 0 4101 2060">
          <text:p/>
        </draw:connector>
        <draw:custom-shape draw:style-name="gr17" draw:text-style-name="P8" xml:id="id21" draw:id="id21" draw:layer="layout" svg:width="2.159cm" svg:height="2.54cm" svg:x="8.112cm" svg:y="4.302cm">
          <text:p text:style-name="P3">User</text:p>
          <text:p text:style-name="P3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7" draw:layer="layout" draw:type="line" svg:x1="10.271cm" svg:y1="5.572cm" svg:x2="12.24cm" svg:y2="6.842cm" draw:start-shape="id21" draw:start-glue-point="8" draw:end-shape="id17" draw:end-glue-point="4" svg:d="M10271 5572l1969 1270" svg:viewBox="0 0 1970 1271">
          <text:p/>
        </draw:connector>
      </draw:page>
      <draw:page draw:name="page4" draw:style-name="dp1" draw:master-page-name="Default">
        <draw:path draw:style-name="gr1" draw:text-style-name="P1" draw:layer="layout" svg:width="3.175cm" svg:height="3.883cm" svg:x="0.126cm" svg:y="6.587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556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44cm" svg:y="5.6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81cm 6.079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89cm" svg:y="6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89cm" svg:y="7.095cm">
            <draw:text-box>
              <text:p><text:span text:style-name="T1">Iphone</text:span></text:p>
            </draw:text-box>
          </draw:frame>
        </draw:g>
        <draw:custom-shape draw:style-name="gr24" draw:text-style-name="P4" draw:layer="layout" svg:width="3.554cm" svg:height="3.429cm" svg:x="5.588cm" svg:y="4.809cm">
          <text:p text:style-name="P3">View List</text:p>
          <text:p text:style-name="P3">Of 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413cm" svg:y1="7.604cm" svg:x2="5.318cm" svg:y2="6.969cm">
          <text:p/>
        </draw:line>
        <draw:custom-shape draw:style-name="gr25" draw:text-style-name="P4" draw:layer="layout" svg:width="3.554cm" svg:height="3.175cm" svg:x="9.892cm" svg:y="4.048cm">
          <text:p text:style-name="P3">Use stored</text:p>
          <text:p text:style-name="P3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4.064cm" svg:height="4.064cm" svg:x="10.922cm" svg:y="7.476cm">
          <text:p text:style-name="P3">Calculate 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9.271cm" svg:y1="7.222cm" svg:x2="10.922cm" svg:y2="8.492cm">
          <text:p/>
        </draw:line>
        <draw:line draw:style-name="gr13" draw:text-style-name="P7" draw:layer="layout" svg:x1="11.795cm" svg:y1="6.588cm" svg:x2="12.303cm" svg:y2="7.858cm">
          <text:p/>
        </draw:line>
        <draw:line draw:style-name="gr13" draw:text-style-name="P7" draw:layer="layout" svg:x1="12.811cm" svg:y1="11.668cm" svg:x2="12.811cm" svg:y2="12.811cm">
          <text:p/>
        </draw:line>
        <draw:custom-shape draw:style-name="gr26" draw:text-style-name="P4" draw:layer="layout" svg:width="4.826cm" svg:height="4.826cm" svg:x="10.144cm" svg:y="12.811cm">
          <text:p text:style-name="P3">Return Results </text:p>
          <text:p text:style-name="P3">and/or</text:p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921cm" svg:height="1.673cm" svg:x="0.308cm" svg:y="4.936cm">
          <draw:text-box>
            <text:p text:style-name="P3">Return single</text:p>
          </draw:text-box>
        </draw:frame>
        <draw:custom-shape draw:style-name="gr16" draw:text-style-name="P4" draw:layer="layout" svg:width="2.794cm" svg:height="2.667cm" svg:x="18.415cm" svg:y="8.746cm">
          <text:p text:style-name="P3"><text:span text:style-name="T1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3" draw:text-style-name="P7" draw:layer="layout" svg:x1="14.97cm" svg:y1="14.208cm" svg:x2="18.034cm" svg:y2="13.318cm">
          <text:p/>
        </draw:line>
        <draw:line draw:style-name="gr13" draw:text-style-name="P7" draw:layer="layout" svg:x1="18.542cm" svg:y1="10.651cm" svg:x2="14.208cm" svg:y2="13.319cm">
          <text:p/>
        </draw:line>
        <draw:custom-shape draw:style-name="gr11" draw:text-style-name="P4" draw:layer="layout" svg:width="3.175cm" svg:height="2.921cm" svg:x="18.107cm" svg:y="11.667cm">
          <text:p text:style-name="P3"><text:span text:style-name="T1">Ride</text:span></text:p>
          <text:p text:style-name="P3"><text:span text:style-name="T1">Services</text:span></text:p>
          <text:p text:style-name="P3"><text:span text:style-name="T1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4" draw:layer="layout" svg:width="4.826cm" svg:height="4.572cm" svg:x="5.572cm" svg:y="9.001cm">
          <text:p text:style-name="P3">Message</text:p>
          <text:p text:style-name="P3"><text:s/>ICE Cont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159cm" svg:y1="9.255cm" svg:x2="5.445cm" svg:y2="10.525cm">
          <text:p/>
        </draw:line>
        <draw:frame draw:style-name="gr28" draw:text-style-name="P5" draw:layer="layout" svg:width="1.778cm" svg:height="1.016cm" svg:x="1cm" svg:y="10.525cm">
          <draw:text-box>
            <text:p>Alt</text:p>
          </draw:text-box>
        </draw:frame>
        <draw:line draw:style-name="gr13" draw:text-style-name="P7" draw:layer="layout" svg:x1="10.144cm" svg:y1="6.588cm" svg:x2="9.128cm" svg:y2="9.001cm">
          <text:p/>
        </draw:line>
      </draw:page>
      <draw:page draw:name="page5" draw:style-name="dp1" draw:master-page-name="Default">
        <draw:path draw:style-name="gr1" draw:text-style-name="P1" draw:layer="layout" svg:width="3.175cm" svg:height="3.883cm" svg:x="0.142cm" svg:y="6.586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572cm" svg:y="4.0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6cm" svg:y="5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97cm 6.07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905cm" svg:y="6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905cm" svg:y="7.094cm">
            <draw:text-box>
              <text:p><text:span text:style-name="T1">Iphone</text:span></text:p>
            </draw:text-box>
          </draw:frame>
        </draw:g>
        <draw:custom-shape draw:style-name="gr24" draw:text-style-name="P4" draw:layer="layout" svg:width="3.554cm" svg:height="3.429cm" svg:x="5.447cm" svg:y="5.191cm">
          <text:p text:style-name="P3">View List</text:p>
          <text:p text:style-name="P3">Of Past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429cm" svg:y1="7.603cm" svg:x2="5.334cm" svg:y2="6.968cm">
          <text:p/>
        </draw:line>
        <draw:custom-shape draw:style-name="gr25" draw:text-style-name="P4" draw:layer="layout" svg:width="3.554cm" svg:height="3.175cm" svg:x="11.416cm" svg:y="4.302cm">
          <text:p text:style-name="P3">Use stored</text:p>
          <text:p text:style-name="P3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921cm" svg:height="1.673cm" svg:x="0.324cm" svg:y="4.935cm">
          <draw:text-box>
            <text:p text:style-name="P3">Return single</text:p>
          </draw:text-box>
        </draw:frame>
        <draw:custom-shape draw:style-name="gr16" draw:text-style-name="P4" draw:layer="layout" svg:width="2.794cm" svg:height="2.667cm" svg:x="18.431cm" svg:y="8.745cm">
          <text:p text:style-name="P3"><text:span text:style-name="T1">Contac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draw:layer="layout" svg:width="3.175cm" svg:height="2.921cm" svg:x="18.123cm" svg:y="11.666cm">
          <text:p text:style-name="P3"><text:span text:style-name="T1">Ride</text:span></text:p>
          <text:p text:style-name="P3"><text:span text:style-name="T1">Services</text:span></text:p>
          <text:p text:style-name="P3"><text:span text:style-name="T1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9" draw:text-style-name="P4" draw:layer="layout" svg:width="4.048cm" svg:height="3.811cm" svg:x="5.461cm" svg:y="9.381cm">
          <text:p text:style-name="P3">Add to List</text:p>
          <text:p text:style-name="P3">Of 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175cm" svg:y1="9.254cm" svg:x2="5.461cm" svg:y2="10.524cm">
          <text:p/>
        </draw:line>
        <draw:frame draw:style-name="gr20" draw:text-style-name="P6" draw:layer="layout" svg:width="2.54cm" svg:height="2.384cm" svg:x="0.492cm" svg:y="10.524cm">
          <draw:text-box>
            <text:p text:style-name="P3">Data</text:p>
            <text:p text:style-name="P3">Check</text:p>
          </draw:text-box>
        </draw:frame>
        <draw:custom-shape draw:style-name="gr29" draw:text-style-name="P4" draw:layer="layout" svg:width="4.048cm" svg:height="3.811cm" svg:x="5.572cm" svg:y="13.446cm">
          <text:p text:style-name="P3">Add to List</text:p>
          <text:p text:style-name="P3">Of Fo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9.128cm" svg:y1="10.017cm" svg:x2="11.541cm" svg:y2="6.969cm">
          <text:p/>
        </draw:line>
        <draw:line draw:style-name="gr13" draw:text-style-name="P7" draw:layer="layout" svg:x1="2.778cm" svg:y1="9.636cm" svg:x2="5.572cm" svg:y2="14.335cm">
          <text:p/>
        </draw:line>
        <draw:line draw:style-name="gr30" draw:text-style-name="P3" draw:layer="layout" svg:x1="9.255cm" svg:y1="13.827cm" svg:x2="12.049cm" svg:y2="7.35cm">
          <text:p/>
        </draw:line>
        <draw:custom-shape draw:style-name="gr31" draw:text-style-name="P4" draw:layer="layout" svg:width="4.302cm" svg:height="3.937cm" svg:x="5.064cm" svg:y="17.51cm">
          <text:p text:style-name="P3">Set up</text:p>
          <text:p text:style-name="P3">Ice Cont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.524cm" svg:y1="9.763cm" svg:x2="5.699cm" svg:y2="17.891cm">
          <text:p/>
        </draw:line>
        <draw:line draw:style-name="gr13" draw:text-style-name="P7" draw:layer="layout" svg:x1="18.526cm" svg:y1="10.906cm" svg:x2="9.128cm" svg:y2="18.018cm">
          <text:p/>
        </draw:line>
        <draw:custom-shape draw:style-name="gr32" draw:text-style-name="P4" draw:layer="layout" svg:width="2.54cm" svg:height="2.795cm" svg:x="12.684cm" svg:y="8.112cm">
          <text:p text:style-name="P3">Set Up </text:p>
          <text:p text:style-name="P3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54cm" svg:y1="8.366cm" svg:x2="12.557cm" svg:y2="9.636cm">
          <text:p/>
        </draw:line>
      </draw:page>
      <draw:page draw:name="page6" draw:style-name="dp1" draw:master-page-name="Default">
        <draw:custom-shape draw:style-name="gr2" draw:text-style-name="P2" draw:layer="layout" svg:width="10.795cm" svg:height="18.542cm" svg:x="4.597cm" svg:y="4.0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85cm" svg:y="5.6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708cm" svg:height="3.683cm" svg:x="5.318cm" svg:y="4.937cm">
          <text:p text:style-name="P3">View Data</text:p>
          <text:p text:style-name="P3">About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286cm" svg:y1="7.477cm" svg:x2="5.359cm" svg:y2="6.968cm">
          <text:p/>
        </draw:line>
        <draw:frame draw:style-name="gr9" draw:text-style-name="P6" draw:layer="layout" svg:width="2.921cm" svg:height="1.673cm" svg:x="0.349cm" svg:y="4.935cm">
          <draw:text-box>
            <text:p text:style-name="P3">Return single</text:p>
          </draw:text-box>
        </draw:frame>
        <draw:custom-shape draw:style-name="gr29" draw:text-style-name="P4" draw:layer="layout" svg:width="4.048cm" svg:height="3.811cm" svg:x="6.35cm" svg:y="8.874cm">
          <text:p text:style-name="P3">Info About</text:p>
          <text:p text:style-name="P3">Body 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286cm" svg:y1="9.128cm" svg:x2="6.207cm" svg:y2="9.89cm">
          <text:p/>
        </draw:line>
        <draw:frame draw:style-name="gr20" draw:text-style-name="P6" draw:layer="layout" svg:width="2.54cm" svg:height="2.384cm" svg:x="0.517cm" svg:y="10.524cm">
          <draw:text-box>
            <text:p text:style-name="P3">info</text:p>
          </draw:text-box>
        </draw:frame>
        <draw:custom-shape draw:style-name="gr29" draw:text-style-name="P4" draw:layer="layout" svg:width="4.048cm" svg:height="3.811cm" svg:x="5.842cm" svg:y="13.064cm">
          <text:p text:style-name="P3">Comparison</text:p>
          <text:p text:style-name="P3">Of 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.803cm" svg:y1="9.636cm" svg:x2="6.207cm" svg:y2="13.446cm">
          <text:p/>
        </draw:line>
        <draw:custom-shape draw:style-name="gr34" draw:text-style-name="P4" draw:layer="layout" svg:width="4.302cm" svg:height="4.191cm" svg:x="5.334cm" svg:y="17.129cm">
          <text:p text:style-name="P3">Share </text:p>
          <text:p text:style-name="P3">Location</text:p>
          <text:p text:style-name="P3">With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.549cm" svg:y1="9.763cm" svg:x2="5.953cm" svg:y2="17.51cm">
          <text:p/>
        </draw:line>
        <draw:path draw:style-name="gr1" draw:text-style-name="P1" draw:layer="layout" svg:width="3.175cm" svg:height="3.883cm" svg:x="0.142cm" svg:y="6.586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7:30:27.909555806</meta:creation-date>
    <dc:date>2019-11-15T10:42:34.580710519</dc:date>
    <meta:editing-duration>PT21M52S</meta:editing-duration>
    <meta:editing-cycles>4</meta:editing-cycles>
    <meta:generator>LibreOffice/6.2.3.2$MacOSX_X86_64 LibreOffice_project/aecc05fe267cc68dde00352a451aa867b3b546ac</meta:generator>
    <meta:document-statistic meta:object-count="123"/>
  </office:meta>
</office:document-meta>
</file>